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7A00003BA000004470CF67203A.wmf"/>
  <manifest:file-entry manifest:media-type="image/png" manifest:full-path="Pictures/1000000000000033000000352F53D82E.png"/>
  <manifest:file-entry manifest:media-type="" manifest:full-path="Pictures/200004F8000058EF000049529DBD4D42.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Table_20_Contents">
      <style:text-properties fo:font-weight="bold" style:font-weight-asian="bold" style:font-weight-complex="bold"/>
    </style:style>
    <style:style style:name="P10" style:family="paragraph" style:parent-style-name="Figure">
      <style:paragraph-properties fo:text-align="center" style:justify-single-word="false"/>
    </style:style>
    <style:style style:name="P11"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3"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paragraph-properties fo:margin-left="0cm" fo:margin-right="0cm" fo:text-indent="0cm" style:auto-text-indent="false" style:snap-to-layout-grid="false"/>
      <style:text-properties fo:language="fi" fo:country="FI"/>
    </style:style>
    <style:style style:name="P22" style:family="paragraph" style:parent-style-name="Heading_20_1">
      <style:paragraph-properties fo:break-before="page"/>
    </style:style>
    <style:style style:name="P23" style:family="paragraph" style:parent-style-name="Otsikko_20__28_numeroimaton_29_" style:master-page-name="First_20_Page">
      <style:paragraph-properties style:page-number="auto"/>
      <style:text-properties fo:language="fi" fo:country="FI"/>
    </style:style>
    <style:style style:name="P24" style:family="paragraph" style:parent-style-name="Sisennetty_20_teksti" style:list-style-name="L2"/>
    <style:style style:name="P25" style:family="paragraph" style:parent-style-name="Figure">
      <style:paragraph-properties fo:text-align="center" style:justify-single-word="false"/>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start" fo:text-indent="0cm"/>
    </style:style>
    <style:style style:name="P28"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20%" fo:text-align="start" fo:text-indent="0cm"/>
    </style:style>
    <style:style style:name="P30"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5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top="0cm" fo:margin-bottom="0.499cm"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style:style>
    <style:style style:name="gr10"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1"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3"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4"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5"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6"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17"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8"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9"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0"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1"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4"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5"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26"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27"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4"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7" style:family="graphic">
      <style:graphic-properties draw:stroke="solid" draw:stroke-dash="Line_20_with_20_Fine_20_Dots" svg:stroke-width="0.041cm" svg:stroke-color="#0000ff" draw:marker-start="" draw:marker-start-width="0.259cm" draw:marker-start-center="false" draw:marker-end="" draw:marker-end-width="0.259cm" draw:marker-end-center="false" draw:fill="solid" draw:fill-color="#0047ff" draw:textarea-horizontal-align="justify" draw:textarea-vertical-align="middle" draw:auto-grow-height="false" fo:min-height="0cm" fo:min-width="0cm" fo:padding-top="0.145cm" fo:padding-bottom="0.145cm" fo:padding-left="0.27cm" fo:padding-right="0.27cm" draw:shadow="hidden" draw:shadow-offset-x="0.199cm" draw:shadow-offset-y="0.199cm" draw:shadow-color="#808080" style:run-through="foreground"/>
    </style:style>
    <style:style style:name="gr38" style:family="graphic">
      <style:graphic-properties draw:stroke="solid" draw:stroke-dash="Line_20_with_20_Fine_20_Dots" svg:stroke-width="0.041cm" svg:stroke-color="#0000ff" draw:marker-start="" draw:marker-start-width="0.259cm" draw:marker-start-center="false" draw:marker-end="" draw:marker-end-width="0.259cm" draw:marker-end-center="false" draw:fill="solid" draw:fill-color="#0047ff" draw:textarea-horizontal-align="justify" draw:textarea-vertical-align="middle" draw:auto-grow-height="false" fo:min-height="0cm" fo:min-width="0cm" fo:padding-top="0.145cm" fo:padding-bottom="0.145cm" fo:padding-left="0.27cm" fo:padding-right="0.27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43836256646095938" text:style-name="WW8StyleNum">
        <text:list-header>
          <text:p text:style-name="P23"/>
        </text:list-header>
      </text:list>
      <text:p text:style-name="P2"/>
      <text:p text:style-name="P2"/>
      <text:p text:style-name="P2"/>
      <text:p text:style-name="P2"/>
      <text:p text:style-name="P2"/>
      <text:p text:style-name="P2"/>
      <text:list xml:id="list30175784"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8</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3-01-16</text:modification-date></text:span></text:p>
          </table:table-cell>
        </table:table-row>
      </table:table>
      <text:list xml:id="list30174033"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45</text:p>
          </table:table-cell>
          <table:table-cell table:style-name="Table5.B2" office:value-type="date" office:date-value="2012-12-10">
            <text:p text:style-name="P6">2012-12-10</text:p>
          </table:table-cell>
          <table:table-cell table:style-name="Table5.A2" office:value-type="string">
            <text:p text:style-name="P7">J.-M. Määttä</text:p>
          </table:table-cell>
          <table:table-cell table:style-name="Table5.A2" office:value-type="string">
            <text:p text:style-name="P6">Described features to Chapter 4 and added content to Chapter 3.</text:p>
          </table:table-cell>
        </table:table-row>
        <table:table-row table:style-name="Table5.1">
          <table:table-cell table:style-name="Table5.A2" office:value-type="string">
            <text:p text:style-name="P8">0.50</text:p>
          </table:table-cell>
          <table:table-cell table:style-name="Table5.A2" office:value-type="string">
            <text:p text:style-name="P6">2012-12-11</text:p>
          </table:table-cell>
          <table:table-cell table:style-name="Table5.A2" office:value-type="string">
            <text:p text:style-name="P6">M. Honkonen</text:p>
          </table:table-cell>
          <table:table-cell table:style-name="Table5.A2" office:value-type="string">
            <text:p text:style-name="P6">Features in Chapter 4 + more content in Chapters 2 and 6.</text:p>
          </table:table-cell>
        </table:table-row>
        <table:table-row table:style-name="Table5.1">
          <table:table-cell table:style-name="Table5.A2" office:value-type="string">
            <text:p text:style-name="P8">0.55</text:p>
          </table:table-cell>
          <table:table-cell table:style-name="Table5.B2" office:value-type="date" office:date-value="2012-12-12">
            <text:p text:style-name="P6">2012-12-12</text:p>
          </table:table-cell>
          <table:table-cell table:style-name="Table5.A2" office:value-type="string">
            <text:p text:style-name="P7">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60</text:p>
          </table:table-cell>
          <table:table-cell table:style-name="Table5.B2" office:value-type="date" office:date-value="2012-12-14">
            <text:p text:style-name="P6">2012-12-14</text:p>
          </table:table-cell>
          <table:table-cell table:style-name="Table5.A2" office:value-type="string">
            <text:p text:style-name="P6">T. Korhonen</text:p>
          </table:table-cell>
          <table:table-cell table:style-name="Table5.A2" office:value-type="string">
            <text:p text:style-name="P6">Added content to Chapter 4.</text:p>
          </table:table-cell>
        </table:table-row>
        <table:table-row table:style-name="Table5.1">
          <table:table-cell table:style-name="Table5.A2" office:value-type="string">
            <text:p text:style-name="P8">0.65</text:p>
          </table:table-cell>
          <table:table-cell table:style-name="Table5.A2" office:value-type="string">
            <text:p text:style-name="P6">2012-12-16</text:p>
          </table:table-cell>
          <table:table-cell table:style-name="Table5.A2" office:value-type="string">
            <text:p text:style-name="P6">M. Honkonen</text:p>
          </table:table-cell>
          <table:table-cell table:style-name="Table5.A2" office:value-type="string">
            <text:p text:style-name="P6">Added features in Chapter 4, added rejected and further development ideas (Chapters 8 and 9).</text:p>
          </table:table-cell>
        </table:table-row>
        <table:table-row table:style-name="Table5.1">
          <table:table-cell table:style-name="Table5.A2" office:value-type="string">
            <text:p text:style-name="P8">0.7</text:p>
          </table:table-cell>
          <table:table-cell table:style-name="Table5.A2" office:value-type="string">
            <text:p text:style-name="P6">2012-12-17</text:p>
          </table:table-cell>
          <table:table-cell table:style-name="Table5.A2" office:value-type="string">
            <text:p text:style-name="P6">J.-M. Määttä</text:p>
          </table:table-cell>
          <table:table-cell table:style-name="Table5.A2" office:value-type="string">
            <text:p text:style-name="P6">Described more about the user interface to Chapter 4. Added conceptual data content to Chapter 3.</text:p>
          </table:table-cell>
        </table:table-row>
        <table:table-row table:style-name="Table5.1">
          <table:table-cell table:style-name="Table5.A2" office:value-type="string">
            <text:p text:style-name="P8">0.75</text:p>
          </table:table-cell>
          <table:table-cell table:style-name="Table5.A2" office:value-type="string">
            <text:p text:style-name="P6">2013-01-06</text:p>
          </table:table-cell>
          <table:table-cell table:style-name="Table5.A2" office:value-type="string">
            <text:p text:style-name="P6">M. Honkonen</text:p>
          </table:table-cell>
          <table:table-cell table:style-name="Table5.A2" office:value-type="string">
            <text:p text:style-name="P6">File changes, language modules and external dependency context menu.</text:p>
          </table:table-cell>
        </table:table-row>
        <table:table-row table:style-name="Table5.1">
          <table:table-cell table:style-name="Table5.A2" office:value-type="string">
            <text:p text:style-name="P8">0.80</text:p>
          </table:table-cell>
          <table:table-cell table:style-name="Table5.B2" office:value-type="date" office:date-value="2013-01-16">
            <text:p text:style-name="P6">2013-01-16</text:p>
          </table:table-cell>
          <table:table-cell table:style-name="Table5.A2" office:value-type="string">
            <text:p text:style-name="P6">T. Korhonen</text:p>
          </table:table-cell>
          <table:table-cell table:style-name="Table5.A2" office:value-type="string">
            <text:p text:style-name="P6">Added content to Chapter 4.</text:p>
          </table:table-cell>
        </table:table-row>
      </table:table>
      <text:list xml:id="list30163937"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1">1. <text:s text:c="2"/>Introduction<text:tab/>5</text:p>
          <text:p text:style-name="P12">1.1 <text:s text:c="2"/>Overview<text:tab/>5</text:p>
          <text:p text:style-name="P12">1.2 <text:s text:c="2"/>Purpose and Scope<text:tab/>5</text:p>
          <text:p text:style-name="P12">1.3 <text:s text:c="2"/>Product and Environment<text:tab/>5</text:p>
          <text:p text:style-name="P12">1.4 <text:s text:c="2"/>Definitions, Acronyms and Abbreviations<text:tab/>5</text:p>
          <text:p text:style-name="P12">1.5 <text:s text:c="2"/>References<text:tab/>6</text:p>
          <text:p text:style-name="P12">1.6 <text:s text:c="2"/>Structure of the Document<text:tab/>6</text:p>
          <text:p text:style-name="P11">2. <text:s text:c="2"/>General Description<text:tab/>7</text:p>
          <text:p text:style-name="P12">2.1 <text:s text:c="2"/>Product Perspective<text:tab/>7</text:p>
          <text:p text:style-name="P13">2.1.1 <text:s text:c="2"/>Existing System<text:tab/>7</text:p>
          <text:p text:style-name="P13">2.1.2 <text:s text:c="2"/>Proposed System<text:tab/>7</text:p>
          <text:p text:style-name="P12">2.2 <text:s text:c="2"/>Product Functions<text:tab/>7</text:p>
          <text:p text:style-name="P12">2.3 <text:s text:c="2"/>User Characteristics<text:tab/>8</text:p>
          <text:p text:style-name="P12">2.4 <text:s text:c="2"/>General Constraints<text:tab/>8</text:p>
          <text:p text:style-name="P12">2.5 <text:s text:c="2"/>Assumptions and Dependencies<text:tab/>8</text:p>
          <text:p text:style-name="P11">3. <text:s text:c="2"/>Data and Databases<text:tab/>9</text:p>
          <text:p text:style-name="P12">3.1 <text:s text:c="2"/>Contents of Information<text:tab/>9</text:p>
          <text:p text:style-name="P12">3.2 <text:s text:c="2"/>Intensity of Use<text:tab/>9</text:p>
          <text:p text:style-name="P12">3.3 <text:s text:c="2"/>Capacity<text:tab/>9</text:p>
          <text:p text:style-name="P12">3.4 <text:s text:c="2"/>Files and Configuration Files<text:tab/>9</text:p>
          <text:p text:style-name="P11">4. <text:s text:c="2"/>User Interface and Features<text:tab/>10</text:p>
          <text:p text:style-name="P12">4.1 <text:s text:c="2"/>User Interface Overview<text:tab/>10</text:p>
          <text:p text:style-name="P12">4.2 <text:s text:c="2"/>Features<text:tab/>12</text:p>
          <text:p text:style-name="P13">4.2.1 <text:s text:c="2"/>Choosing Source Directories<text:tab/>12</text:p>
          <text:p text:style-name="P13">4.2.2 <text:s text:c="2"/>Running Dependency Analysis<text:tab/>12</text:p>
          <text:p text:style-name="P13">4.2.3 <text:s text:c="2"/>Manual Dependencies<text:tab/>13</text:p>
          <text:p text:style-name="P13">4.2.4 <text:s text:c="2"/>Editing Existing Dependencies<text:tab/>13</text:p>
          <text:p text:style-name="P13">4.2.5 <text:s text:c="2"/>Toolstrip<text:tab/>14</text:p>
          <text:p text:style-name="P13">4.2.6 <text:s text:c="2"/>External Dependencies<text:tab/>15</text:p>
          <text:p text:style-name="P13">4.2.7 <text:s text:c="2"/>Settings<text:tab/>16</text:p>
          <text:p text:style-name="P11">5. <text:s text:c="2"/>Interfaces<text:tab/>17</text:p>
          <text:p text:style-name="P12">5.1 <text:s text:c="2"/>Hardware Interfaces<text:tab/>17</text:p>
          <text:p text:style-name="P12"><text:soft-page-break/>5.2 <text:s text:c="2"/>Software Interfaces<text:tab/>17</text:p>
          <text:p text:style-name="P12">5.3 <text:s text:c="2"/>Communications Interfaces<text:tab/>17</text:p>
          <text:p text:style-name="P11">6. <text:s text:c="2"/>Other Requirements<text:tab/>18</text:p>
          <text:p text:style-name="P12">6.1 <text:s text:c="2"/>Performance and Response Times<text:tab/>18</text:p>
          <text:p text:style-name="P12">6.2 <text:s text:c="2"/>Security, Recovery and Usability<text:tab/>18</text:p>
          <text:p text:style-name="P12">6.3 <text:s text:c="2"/>Maintainability<text:tab/>18</text:p>
          <text:p text:style-name="P12">6.4 <text:s text:c="2"/>Transferability and Portability<text:tab/>19</text:p>
          <text:p text:style-name="P12">6.5 <text:s text:c="2"/>Operator's Task Requirements<text:tab/>19</text:p>
          <text:p text:style-name="P11">7. <text:s text:c="2"/>Design Constraints<text:tab/>20</text:p>
          <text:p text:style-name="P12">7.1 <text:s text:c="2"/>Standards<text:tab/>20</text:p>
          <text:p text:style-name="P12">7.2 <text:s text:c="2"/>Hardware Constraints<text:tab/>20</text:p>
          <text:p text:style-name="P12">7.3 <text:s text:c="2"/>Software Constraints<text:tab/>20</text:p>
          <text:p text:style-name="P12">7.4 <text:s text:c="2"/>Other Constraints<text:tab/>20</text:p>
          <text:p text:style-name="P11">8. <text:s text:c="2"/>Rejected Ideas<text:tab/>21</text:p>
          <text:p text:style-name="P11">9. <text:s text:c="2"/>Ideas for Further Development<text:tab/>22</text:p>
        </text:index-body>
      </text:table-of-content>
      <text:p text:style-name="P3"/>
      <text:p text:style-name="P2"/>
      <text:p text:style-name="Text_20_body"><text:tab/></text:p>
      <text:h text:style-name="P22"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4600496929955465881" text:style-name="L1">
        <text:list-item>
          <text:p text:style-name="P14">Database structure</text:p>
        </text:list-item>
        <text:list-item>
          <text:p text:style-name="P14">User interface</text:p>
        </text:list-item>
        <text:list-item>
          <text:p text:style-name="P14">Features</text:p>
        </text:list-item>
        <text:list-item>
          <text:p text:style-name="P14">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7770619872987093929" text:style-name="L2">
        <text:list-item>
          <text:p text:style-name="P24"><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4847607722195396663" text:style-name="L3">
        <text:list-item>
          <text:p text:style-name="P15">Introduction. This chapter, acts as an introduction to the document.</text:p>
        </text:list-item>
        <text:list-item>
          <text:p text:style-name="P15">General description.</text:p>
        </text:list-item>
        <text:list-item>
          <text:p text:style-name="P15">Data and Databases. Describes the used data formats and databases.</text:p>
        </text:list-item>
        <text:list-item>
          <text:p text:style-name="P15">User interface and features. Describes the user interface and features.</text:p>
        </text:list-item>
        <text:list-item>
          <text:p text:style-name="P15">Interfaces.</text:p>
        </text:list-item>
        <text:list-item>
          <text:p text:style-name="P15">Other requirements.</text:p>
        </text:list-item>
        <text:list-item>
          <text:p text:style-name="P15">Design constraints.</text:p>
        </text:list-item>
        <text:list-item>
          <text:p text:style-name="P15">Rejected ideas.</text:p>
        </text:list-item>
        <text:list-item>
          <text:p text:style-name="P15">Ideas for further development.</text:p>
        </text:list-item>
        <text:list-item>
          <text:p text:style-name="P15">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6968059674596990286" text:style-name="L4">
        <text:list-item>
          <text:p text:style-name="P16">Adding and removing source directories.</text:p>
        </text:list-item>
        <text:list-item>
          <text:p text:style-name="P16">Running the dependency analysis.</text:p>
        </text:list-item>
        <text:list-item>
          <text:p text:style-name="P16">Adding, removing and editing manual dependencies.</text:p>
        </text:list-item>
        <text:list-item>
          <text:p text:style-name="P16">Viewing the dependency graph with various different filter settings.</text:p>
        </text:list-item>
        <text:list-item>
          <text:p text:style-name="P16">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
      <text:h text:style-name="Heading_20_2" text:outline-level="2"><text:s/><text:tab/>Contents of Information</text:h>
      <text:p text:style-name="Text_20_body">Figure <text:sequence-ref text:reference-format="value" text:ref-name="refFigure0">3.1</text:sequence-ref> illustrates the conceptual data content of the dependency analysis tool. The main concept is the file dependency which contains information about what kind of dependency it is and between which files it has been made. Dependency graph encapsulates the collection of file dependencies and offers filtering capability for display purposes.</text:p>
      <text:p text:style-name="Text_20_body"><draw:frame draw:style-name="fr1" draw:name="Frame3" text:anchor-type="paragraph" svg:x="2.87cm" svg:y="0cm" svg:width="11.243cm" draw:z-index="4"><draw:text-box fo:min-height="12.905cm"><text:p text:style-name="P10"><draw:frame draw:style-name="fr4" draw:name="graphics2" text:anchor-type="paragraph" svg:x="0.004cm" svg:y="-0.236cm" svg:width="11.243cm" style:rel-width="100%" svg:height="12.905cm" style:rel-height="scale" draw:z-index="5"><draw:image xlink:href="Pictures/2000007A00003BA000004470CF67203A.wmf" xlink:type="simple" xlink:show="embed" xlink:actuate="onLoad"/></draw:frame><text:span text:style-name="T3">Figure </text:span><text:span text:style-name="T3"><text:sequence text:ref-name="refFigure0" text:name="Figure" text:formula="ooow:Figure+1" style:num-format="1">3.1</text:sequence></text:span><text:span text:style-name="T3">:</text:span> Conceptual data content.</text:p></draw:text-box></draw:frame></text:p>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ext:soft-page-break/>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4">dependency</text:span>.</text:p>
      <text:p text:style-name="Standard"/>
      <text:h text:style-name="Heading_20_1" text:outline-level="1"><text:s/><text:tab/>User Interface and Features</text:h>
      <text:p text:style-name="Sisennetty_20_teksti"/>
      <text:h text:style-name="Heading_20_2" text:outline-level="2"><text:s/><text:tab/>User Interface Overview</text:h>
      <text:p text:style-name="Text_20_body">A sketch of the user interface is illustrated in Figure <text:sequence-ref text:reference-format="value" text:ref-name="refFigure1">4.1</text:sequence-ref>. The user interface consists of two basically independent parts: the dependency graph table and a group box for dependency information. The dependency graph table contains the following columns:</text:p>
      <text:list xml:id="list4448205848449081489" text:style-name="L5">
        <text:list-item>
          <text:p text:style-name="P17"><text:span text:style-name="T3">Status</text:span> illustrates the confidence status of the file or folder and can have the following modes:</text:p>
          <text:list>
            <text:list-item>
              <text:list>
                <text:list-item>
                  <text:p text:style-name="P17"><text:span text:style-name="T4">Green</text:span>: file has not changed since any referencing component has been saved</text:p>
                </text:list-item>
                <text:list-item>
                  <text:p text:style-name="P17"><text:span text:style-name="T4">Yellow</text:span>: file has changed after some referencing component has been saved</text:p>
                </text:list-item>
                <text:list-item>
                  <text:p text:style-name="P17"><text:span text:style-name="T4">Red</text:span>: file has been changed after all referencing component have been saved</text:p>
                </text:list-item>
                <text:list-item>
                  <text:p text:style-name="P17"><text:span text:style-name="T4">Gray</text:span>: confidentiality not yet determined</text:p>
                </text:list-item>
              </text:list>
            </text:list-item>
          </text:list>
        </text:list-item>
        <text:list-item>
          <text:p text:style-name="P17"><text:span text:style-name="T3">Path</text:span> describes the name of the file or folder</text:p>
        </text:list-item>
        <text:list-item>
          <text:p text:style-name="P17"><text:span text:style-name="T3">Filesets</text:span> lists all filesets that contain the file or in case of a folder, whether all files in that folder are in the exactly same fileset</text:p>
        </text:list-item>
        <text:list-item>
          <text:p text:style-name="P17"><text:span text:style-name="T2">Arrow</text:span> illustrates the column for creating manual dependencies</text:p>
        </text:list-item>
        <text:list-item>
          <text:p text:style-name="P17"><text:span text:style-name="T3">Dependencies</text:span> visualizes all dependencies between the files</text:p>
        </text:list-item>
        <text:list-item>
          <text:p text:style-name="P17"><text:span text:style-name="T3">Referenced by</text:span> lists the VLNVs of all components that reference the file</text:p>
        </text:list-item>
      </text:list>
      <text:p text:style-name="Text_20_body"><draw:frame draw:style-name="fr2" draw:name="Frame1" text:anchor-type="paragraph" svg:x="2.551cm" svg:y="0cm" svg:width="11.996cm" draw:z-index="0"><draw:text-box fo:min-height="9.888cm"><text:p text:style-name="Figure"><draw:frame draw:style-name="fr5" draw:name="graphics1" text:anchor-type="paragraph" svg:width="11.996cm" svg:height="9.888cm" draw:z-index="1"><draw:image xlink:href="Pictures/200004F8000058EF000049529DBD4D42.wmf" xlink:type="simple" xlink:show="embed" xlink:actuate="onLoad"/></draw:frame><text:span text:style-name="T3">Figure </text:span><text:span text:style-name="T3"><text:sequence text:ref-name="refFigure1" text:name="Figure" text:formula="ooow:Figure+1" style:num-format="1">4.1</text:sequence></text:span><text:span text:style-name="T3">:</text:span> User interface for the dependency analysis tool.</text:p></draw:text-box></draw:frame><text:soft-page-break/>The files are shown by folder. Each folder has its full path in the name column, whereas the files show only their file name without the path. Each folder can be collapsed/expanded from the <text:span text:style-name="T3">+/-</text:span> button visible on the left side of each folder row. The confidentiality status for folders is inherited from the worst possible file in that folder.</text:p>
      <text:p text:style-name="Text_20_body">Filesets can be changed from the <text:span text:style-name="T3">Filesets</text:span> column by double-clicking on the cell and using a collection editor which is already implemented in the Kactus2 code base.</text:p>
      <text:p text:style-name="Text_20_body">Dependencies are visualized with arrow lines. One-way dependencies have a dot in the source file end and an arrowhead in the destination file end whereas bidirectional dependencies have arrowheads in both ends. <text:span text:style-name="T3">Dependencies</text:span> column always changes its size to take as much space as possible when the Kactus2 main window is resized. The column also has its own scroll bar to make it possible only to scroll the dependencies and keep other information visible.</text:p>
      <text:p text:style-name="Text_20_body">The dependency information group box shows always information about the selected dependency.</text:p>
      <text:h text:style-name="Heading_20_2" text:outline-level="2"><text:soft-page-break/><text:s/><text:tab/>Features</text:h>
      <text:h text:style-name="Heading_20_3" text:outline-level="3"><text:s/><text:tab/>Choosing Source Directories</text:h>
      <text:p text:style-name="Text_20_body">When the user clicks the <text:span text:style-name="T3">Source directories</text:span> button (in the toolstrip, defined in section 4.2.5), a dialog as shown below opens.</text:p>
      <text:p text:style-name="Text_20_body"><draw:frame draw:style-name="fr3" draw:name="Frame2" text:anchor-type="paragraph" svg:x="4.011cm" svg:y="0.422cm" svg:width="9.013cm" draw:z-index="2"><draw:text-box fo:min-height="8.513cm"><text:p text:style-name="P10"><draw:g text:anchor-type="paragraph" draw:z-index="3" draw:style-name="gr1"><draw:polyline draw:style-name="gr2" draw:text-style-name="P26" svg:width="8.999cm" svg:height="8.499cm" svg:x="0.006cm" svg:y="0cm" svg:viewBox="0 0 9000 8500" draw:points="0,8500 9000,8500 9000,0 0,0 0,8500"><text:p/></draw:polyline><draw:g draw:style-name="gr3"><draw:polygon draw:style-name="gr4" draw:text-style-name="P26" svg:width="3.399cm" svg:height="5.148cm" svg:x="0.882cm" svg:y="1.251cm" svg:viewBox="0 0 3400 5149" draw:points="0,5149 3400,5149 3400,0 0,0"><text:p/></draw:polygon><draw:polyline draw:style-name="gr2" draw:text-style-name="P26" svg:width="3.399cm" svg:height="5.148cm" svg:x="0.882cm" svg:y="1.251cm" svg:viewBox="0 0 3400 5149" draw:points="0,5149 3400,5149 3400,0 0,0 0,5149"><text:p/></draw:polyline></draw:g><draw:frame draw:style-name="gr5" draw:text-style-name="P28" svg:width="3.67cm" svg:height="0.802cm" svg:x="0.906cm" svg:y="0.4cm"><draw:text-box><text:p text:style-name="P27"><text:span text:style-name="T5">Directories</text:span></text:p></draw:text-box></draw:frame><draw:frame draw:style-name="gr6" draw:text-style-name="P30" svg:width="3.301cm" svg:height="0.959cm" svg:x="0.965cm" svg:y="1.49cm"><draw:text-box><text:p text:style-name="P29"><text:span text:style-name="T5">source</text:span></text:p></draw:text-box></draw:frame><draw:frame draw:style-name="gr7" draw:text-style-name="P30" svg:width="3.2cm" svg:height="0.959cm" svg:x="0.883cm" svg:y="2.21cm"><draw:text-box><text:p text:style-name="P29"><text:span text:style-name="T5">documentation</text:span></text:p></draw:text-box></draw:frame><draw:frame draw:style-name="gr8" draw:text-style-name="P30" svg:width="3.2cm" svg:height="0.957cm" svg:x="0.883cm" svg:y="2.928cm"><draw:text-box><text:p text:style-name="P29"><text:span text:style-name="T5">other/source</text:span></text:p></draw:text-box></draw:frame><draw:polyline draw:style-name="gr2" draw:text-style-name="P26" svg:width="3.42cm" svg:height="1.038cm" svg:x="0.704cm" svg:y="6.961cm" svg:viewBox="0 0 3421 1039" draw:points="0,1039 3421,1039 3421,0 0,0 0,1039"><text:p/></draw:polyline><draw:polyline draw:style-name="gr2" draw:text-style-name="P26" svg:width="3.42cm" svg:height="1.038cm" svg:x="4.826cm" svg:y="6.922cm" svg:viewBox="0 0 3421 1039" draw:points="0,1039 3421,1039 3421,0 0,0 0,1039"><text:p/></draw:polyline><draw:frame draw:style-name="gr5" draw:text-style-name="P28" svg:width="1.269cm" svg:height="0.802cm" svg:x="1.758cm" svg:y="7.061cm"><draw:text-box><text:p text:style-name="P27"><text:span text:style-name="T5">Ok</text:span></text:p></draw:text-box></draw:frame><draw:frame draw:style-name="gr5" draw:text-style-name="P28" svg:width="1.9cm" svg:height="0.802cm" svg:x="5.627cm" svg:y="7.061cm"><draw:text-box><text:p text:style-name="P27"><text:span text:style-name="T5">Cancel</text:span></text:p></draw:text-box></draw:frame><draw:polyline draw:style-name="gr2" draw:text-style-name="P26" svg:width="3.42cm" svg:height="1.038cm" svg:x="4.602cm" svg:y="2.361cm" svg:viewBox="0 0 3421 1039" draw:points="0,1039 3421,1039 3421,0 0,0 0,1039"><text:p/></draw:polyline><draw:frame draw:style-name="gr5" draw:text-style-name="P28" svg:width="1.269cm" svg:height="0.802cm" svg:x="5.658cm" svg:y="2.462cm"><draw:text-box><text:p text:style-name="P27"><text:span text:style-name="T5">Add</text:span></text:p></draw:text-box></draw:frame><draw:polyline draw:style-name="gr2" draw:text-style-name="P26" svg:width="3.42cm" svg:height="1.038cm" svg:x="4.602cm" svg:y="3.661cm" svg:viewBox="0 0 3421 1039" draw:points="0,1039 3421,1039 3421,0 0,0 0,1039"><text:p/></draw:polyline><draw:frame draw:style-name="gr5" draw:text-style-name="P28" svg:width="1.902cm" svg:height="0.802cm" svg:x="5.484cm" svg:y="3.801cm"><draw:text-box><text:p text:style-name="P27"><text:span text:style-name="T5">Remove</text:span></text:p></draw:text-box></draw:frame></draw:g><text:span text:style-name="T3">Figure </text:span><text:span text:style-name="T3"><text:sequence text:ref-name="refFigure2" text:name="Figure" text:formula="ooow:Figure+1" style:num-format="1">4.2</text:sequence></text:span><text:span text:style-name="T3">:</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3">Remove</text:span> button.</text:p>
      <text:p text:style-name="Text_20_body">Clicking the <text:span text:style-name="T3">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3">Ok</text:span> button. Any changes made are automatically applied. If the user presses <text:span text:style-name="T3">Cancel </text:span>button, the changes are reverted.</text:p>
      <text:h text:style-name="Heading_20_3" text:outline-level="3"><text:s/><text:tab/>File Changes Detection</text:h>
      <text:p text:style-name="Text_20_body">To notify user of possibly broken file dependencies, the software will need to recognize files that have changed. File changes will be detected by the software using two methods: First is a coarse check <text:soft-page-break/>using the file's timestamp, and if the timestamp has changed a hash calculation will be performed on the file contents. If the hash has also changed, the file is considered changed. A changed file will be rescanned for any additional or removed dependencies which will be reflected on the dependency graph, and files dependent on the file will be marked with non-confident dependency status.</text:p>
      <text:h text:style-name="Heading_20_3" text:outline-level="3"><text:s/><text:tab/>Running Dependency Analysis</text:h>
      <text:p text:style-name="Text_20_body">The dependency analysis is run in following conditions:</text:p>
      <text:list xml:id="list1653510571834316343" text:style-name="L6">
        <text:list-item>
          <text:p text:style-name="P18">The dependency analysis view is opened for the first time after starting Kactus2.</text:p>
        </text:list-item>
        <text:list-item>
          <text:p text:style-name="P18">Source directory dialog is closed and directories have been added or removed.</text:p>
        </text:list-item>
        <text:list-item>
          <text:p text:style-name="P18">The user clicks the <text:span text:style-name="T3">Run</text:span> button (in the toolstrip, defined in section 4.2.5)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Dependency Analysis Language Modules</text:h>
      <text:p text:style-name="Text_20_body">The dependency analysis algorithm uses separate language modules to perform the dependency scan for various file types. The modules will be based on a common interface, and will perform the file parsing and dependency reporting. The overall dependency algorithm will send each file to the appropriate language module based on its file extension.</text:p>
      <text:h text:style-name="Heading_20_3" text:outline-level="3"><text:s/><text:tab/>Manual Dependencies</text:h>
      <text:p text:style-name="Text_20_body">The user interface has a separate column for creating manual dependencies. Manual dependencies are created by first clicking the source file row in the creation column and then clicking the destination file row in the creation column. The manual dependency is then automatically transferred to an empty place in the dependency graph, visualized in purple color.</text:p>
      <text:p text:style-name="Text_20_body"><text:soft-page-break/>The header of the creation column works as a direction mode button to specify the mode for creating dependencies. It has two modes: one-way dependencies and bidirectional dependencies. The mode is switched by clicking the <text:span text:style-name="T3">Direction Mode</text:span><text:span text:style-name="T2"> button with the left mouse button</text:span>.</text:p>
      <text:p text:style-name="Text_20_body">Manual dependencies can also be created using <text:span text:style-name="T4">batch mode</text:span> which is activated by holding <text:span text:style-name="T3">Shift </text:span><text:span text:style-name="T2">key down while creating the </text:span><text:span text:style-name="T2">dependencies</text:span><text:span text:style-name="T2">. In batch mode, the user can create multiple </text:span><text:span text:style-name="T2">dependencies </text:span><text:span text:style-name="T2">by first clicking on the source file and then clicking on several destination files. Dependencies are created from the source file to each clicked destination fi</text:span><text:span text:style-name="T2">le</text:span><text:span text:style-name="T2">.</text:span></text:p>
      <text:h text:style-name="Heading_20_3" text:outline-level="3"><text:s/><text:tab/>Editing Existing Dependencies</text:h>
      <text:p text:style-name="Text_20_body">Related information about the already created dependencies can be modified for both automatic and manual dependencies. A dependency is selected by clicking it in the dependency graph with the left mouse button. The information group box is then updated by the information about the selected dependency. For manual dependencies, the user can edit the description, its locked state and the dependency direction. For automatic dependencies, only the description field is editable.</text:p>
      <text:p text:style-name="Text_20_body">Dependency description is shown as a text box to which the user can type any text. There is no restriction to the maximum length of the description. Locked state is shown as a check box which the user can click to change its state. Locked dependencies cannot be removed from the dependency graph. Dependency direction is shown as a image-based combo box. It has tree different options:</text:p>
      <text:list xml:id="list8186693616643194496" text:style-name="L7">
        <text:list-item>
          <text:p text:style-name="P19"><text:span text:style-name="T3">Arrow with two heads</text:span> represents a two-way dependency</text:p>
        </text:list-item>
        <text:list-item>
          <text:p text:style-name="P19"><text:span text:style-name="T3">Arrow upwards</text:span> represents a one-way dependency up</text:p>
        </text:list-item>
        <text:list-item>
          <text:p text:style-name="P19"><text:span text:style-name="T3">Arrow downwards</text:span> represents a one-way dependency down.</text:p>
        </text:list-item>
      </text:list>
      <text:p text:style-name="Text_20_body">The user can change the dependency direction by choosing an appropriate option from the combo box.</text:p>
      <text:p text:style-name="Text_20_body">Manual dependencies can be removed from the dependency graph by first selecting a manual dependency and then pressing <text:span text:style-name="T3">Delete</text:span> key or by right-clicking the dependency and clicking <text:span text:style-name="T3">Delete</text:span> in the context menu.</text:p>
      <text:h text:style-name="Heading_20_3" text:outline-level="3"><text:s/><text:tab/>Toolstrip</text:h>
      <text:p text:style-name="Text_20_body">Tool contains a toolstrip and it is located above the dependency graph. <text:s/>Toolstrip is illustrated in figure <text:sequence-ref text:reference-format="value" text:ref-name="refFigure4">4.3</text:sequence-ref>.</text:p>
      <text:p text:style-name="Text_20_body"><draw:frame draw:style-name="fr3" draw:name="Frame5" text:anchor-type="paragraph" svg:x="-0.049cm" svg:y="-0.155cm" svg:width="15.034cm" draw:z-index="6"><draw:text-box fo:min-height="3.653cm"><text:p text:style-name="P10"><draw:g text:anchor-type="paragraph" draw:z-index="7" draw:style-name="gr9"><draw:polyline draw:style-name="gr10" draw:text-style-name="P26" svg:width="14.168cm" svg:height="1.799cm" svg:x="0.597cm" svg:y="0.391cm" svg:viewBox="0 0 14169 1800" draw:points="0,1800 14169,1800 14169,0 0,0 0,1800"><text:p/></draw:polyline><draw:polyline draw:style-name="gr11" draw:text-style-name="P26" svg:width="0.999cm" svg:height="1.038cm" svg:x="0.894cm" svg:y="0.789cm" svg:viewBox="0 0 1000 1039" draw:points="0,1039 1000,1039 1000,0 0,0 0,1039"><text:p/></draw:polyline><draw:polyline draw:style-name="gr12" draw:text-style-name="P26" svg:width="0.999cm" svg:height="1.038cm" svg:x="2.097cm" svg:y="0.791cm" svg:viewBox="0 0 1000 1039" draw:points="0,1039 1000,1039 1000,0 0,0 0,1039"><text:p/></draw:polyline><draw:polyline draw:style-name="gr13" draw:text-style-name="P26" svg:width="0.999cm" svg:height="1.038cm" svg:x="3.296cm" svg:y="0.788cm" svg:viewBox="0 0 1000 1039" draw:points="0,1039 1000,1039 1000,0 0,0 0,1039"><text:p/></draw:polyline><draw:polyline draw:style-name="gr14" draw:text-style-name="P26" svg:width="0.999cm" svg:height="1.038cm" svg:x="5.697cm" svg:y="0.782cm" svg:viewBox="0 0 1000 1039" draw:points="0,1039 1000,1039 1000,0 0,0 0,1039"><text:p/></draw:polyline><draw:polyline draw:style-name="gr15" draw:text-style-name="P26" svg:width="0.999cm" svg:height="1.038cm" svg:x="6.896cm" svg:y="0.791cm" svg:viewBox="0 0 1000 1039" draw:points="0,1039 1000,1039 1000,0 0,0 0,1039"><text:p/></draw:polyline><draw:polyline draw:style-name="gr16" draw:text-style-name="P26" svg:width="0.999cm" svg:height="1.038cm" svg:x="8.097cm" svg:y="0.791cm" svg:viewBox="0 0 1000 1039" draw:points="0,1039 1000,1039 1000,0 0,0 0,1039"><text:p/></draw:polyline><draw:line draw:style-name="gr17" draw:text-style-name="P31" svg:x1="7.366cm" svg:y1="0.891cm" svg:x2="7.366cm" svg:y2="1.791cm"><text:p/></draw:line><draw:line draw:style-name="gr18" draw:text-style-name="P31" svg:x1="6.165cm" svg:y1="0.891cm" svg:x2="6.165cm" svg:y2="1.691cm"><text:p/></draw:line><draw:line draw:style-name="gr19" draw:text-style-name="P31" svg:x1="4.966cm" svg:y1="1.391cm" svg:x2="4.966cm" svg:y2="0.891cm"><text:p/></draw:line><draw:line draw:style-name="gr20" draw:text-style-name="P31" svg:x1="4.966cm" svg:y1="1.291cm" svg:x2="4.966cm" svg:y2="1.791cm"><text:p/></draw:line><draw:circle draw:style-name="gr21" draw:text-style-name="P31" svg:width="0.802cm" svg:height="0.802cm" svg:x="0.996cm" svg:y="0.891cm"><text:p/></draw:circle><draw:ellipse draw:style-name="gr22" draw:text-style-name="P31" svg:width="0.8cm" svg:height="0.802cm" svg:x="2.197cm" svg:y="0.891cm"><text:p/></draw:ellipse><draw:circle draw:style-name="gr23" draw:text-style-name="P31" svg:width="0.802cm" svg:height="0.802cm" svg:x="3.397cm" svg:y="0.891cm"><text:p/></draw:circle><draw:line draw:style-name="gr24" draw:text-style-name="P31" svg:x1="8.566cm" svg:y1="0.891cm" svg:x2="8.566cm" svg:y2="1.791cm"><text:p/></draw:line><draw:polyline draw:style-name="gr25" draw:text-style-name="P26" svg:width="0.999cm" svg:height="1.038cm" svg:x="4.466cm" svg:y="0.791cm" svg:viewBox="0 0 1000 1039" draw:points="0,1039 1000,1039 1000,0 0,0 0,1039"><text:p/></draw:polyline><draw:polyline draw:style-name="gr26" draw:text-style-name="P32" svg:width="1.099cm" svg:height="1.038cm" svg:x="9.51cm" svg:y="0.804cm" svg:viewBox="0 0 1100 1039" draw:points="0,1039 1100,1039 1100,0 0,0 0,1039"><text:p/></draw:polyline><draw:polyline draw:style-name="gr27" draw:text-style-name="P26" svg:width="0.999cm" svg:height="1.038cm" svg:x="12.31cm" svg:y="0.804cm" svg:viewBox="0 0 1000 1039" draw:points="0,1039 1000,1039 1000,0 0,0 0,1039"><text:p/></draw:polyline><draw:custom-shape draw:style-name="gr28" draw:text-style-name="P31" svg:width="0.301cm" svg:height="0.2cm" svg:x="10.811cm" svg:y="1.203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9" draw:text-style-name="P34" svg:width="2.102cm" svg:height="1.652cm" svg:x="9.309cm" svg:y="0.954cm"><draw:text-box><text:p text:style-name="P33"><text:span text:style-name="T6">Mode</text:span></text:p></draw:text-box></draw:frame><draw:rect draw:style-name="gr30" draw:text-style-name="P31" svg:width="2.5cm" svg:height="1.301cm" svg:x="9.511cm" svg:y="1.903cm"><text:p/></draw:rect><draw:frame draw:style-name="gr31" draw:text-style-name="P32" svg:width="2.701cm" svg:height="1.47cm" svg:x="9.41cm" svg:y="1.804cm"><draw:text-box><text:p text:style-name="P35"><text:span text:style-name="T6">Normal</text:span><text:span text:style-name="T6"><text:line-break/></text:span><text:span text:style-name="T6">Differences</text:span></text:p></draw:text-box></draw:frame><draw:line draw:style-name="gr32" draw:text-style-name="P31" svg:x1="11.909cm" svg:y1="2.504cm" svg:x2="9.609cm" svg:y2="2.504cm"><text:p/></draw:line><draw:frame draw:style-name="gr33" draw:text-style-name="P31" svg:width="0.805cm" svg:height="0.837cm" svg:x="12.405cm" svg:y="0.905cm"><draw:image xlink:href="Pictures/1000000000000033000000352F53D82E.png" xlink:type="simple" xlink:show="embed" xlink:actuate="onLoad"><text:p/></draw:image></draw:frame><draw:custom-shape draw:style-name="gr34" draw:text-style-name="P31" svg:width="0.354cm" svg:height="0.346cm" svg:x="12.91cm" svg:y="1.459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35" draw:text-style-name="P36" svg:width="14.5cm" svg:height="3.652cm" svg:x="0.266cm" svg:y="0.291cm"><draw:text-box><text:p text:style-name="P33"><text:span text:style-name="T7"><text:s text:c="3"/></text:span><text:span text:style-name="T7">1 <text:s text:c="10"/>2 <text:s text:c="9"/>3 <text:s text:c="9"/>4 <text:s text:c="10"/>5 <text:s text:c="9"/>6 <text:s text:c="9"/>7 <text:s text:c="13"/>8 <text:s text:c="25"/>9 <text:s text:c="9"/>10 </text:span></text:p></draw:text-box></draw:frame><draw:polyline draw:style-name="gr36" draw:text-style-name="P26" svg:width="0.999cm" svg:height="1.038cm" svg:x="13.465cm" svg:y="0.791cm" svg:viewBox="0 0 1000 1039" draw:points="0,1039 1000,1039 1000,0 0,0 0,1039"><text:p/></draw:polyline><draw:custom-shape draw:style-name="gr37" draw:text-style-name="P31" svg:width="0.867cm" svg:height="0.802cm" svg:x="13.5cm" svg:y="0.891cm"><text:p/><draw:enhanced-geometry svg:viewBox="0 0 21600 21600" draw:text-areas="0 0 21600 21600" draw:type="circular-arrow" draw:modifiers="-168.021118424185 -30.8953200684164 5908.234154703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8" draw:text-style-name="P31" svg:width="0.867cm" svg:height="0.8cm" svg:x="13.564cm" svg:y="0.99cm"><text:p/><draw:enhanced-geometry svg:viewBox="0 0 21600 21600" draw:mirror-vertical="true" draw:mirror-horizontal="true" draw:text-areas="0 0 21600 21600" draw:type="circular-arrow" draw:modifiers="-168.021118424185 -30.8953200684164 5908.234154703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span text:style-name="T3">Figure </text:span><text:span text:style-name="T3"><text:sequence text:ref-name="refFigure4" text:name="Figure" text:formula="ooow:Figure+1" style:num-format="1">4.3</text:sequence></text:span><text:span text:style-name="T3">:</text:span> Toolstrip</text:p></draw:text-box></draw:frame><text:soft-page-break/>In this illustration buttons are numbered so that they can be easily referenced later.</text:p>
      <text:p text:style-name="Text_20_body">Toolstrip contains buttons for filtering the dependency graph (buttons 1-7), toggling between modes normal or differences (button 8), opening source directories dialog (button 9) and running the dependency analysis (button 10). </text:p>
      <text:h text:style-name="Heading_20_4" text:outline-level="4"><text:s/><text:tab/>Filtering Dependencies</text:h>
      <text:p text:style-name="Text_20_body">Dependency graph can be filtered in two different ways:</text:p>
      <text:list xml:id="list8302019754760624569" text:style-name="L8">
        <text:list-item>
          <text:p text:style-name="P20">Filtering shown files/folders</text:p>
        </text:list-item>
        <text:list-item>
          <text:p text:style-name="P20">Filtering shown dependencies</text:p>
        </text:list-item>
      </text:list>
      <text:p text:style-name="Text_20_body">Filters can be applied to dependency graph by clicking appropriate buttons 1-7 on the toolstrip as shown in figure <text:sequence-ref text:reference-format="value" text:ref-name="refFigure4">4.3</text:sequence-ref>.</text:p>
      <text:p text:style-name="Text_20_body">Rows can be filtered by status of the file. Filtering is done by clicking filter status buttons (numbered 1-3 in figure <text:sequence-ref text:reference-format="value" text:ref-name="refFigure4">4.3</text:sequence-ref>). </text:p>
      <text:p text:style-name="Text_20_body">Dependencies can be filtered by the dependency type (manual or automatically generated). These filters are applied by clicking filter line buttons (numbered 6-7 in figure <text:sequence-ref text:reference-format="value" text:ref-name="refFigure4">4.3</text:sequence-ref>). </text:p>
      <text:p text:style-name="Text_20_body">Dependencies can also be filtered by the direction of the dependency (one or two-way dependency). These filters are applied by clicking filter arrow buttons (numbered 4-5 in figure <text:sequence-ref text:reference-format="value" text:ref-name="refFigure4">4.3</text:sequence-ref>). </text:p>
      <text:p text:style-name="Text_20_body">Filters can be undone by clicking the previously clicked filter button.</text:p>
      <text:h text:style-name="Heading_20_4" text:outline-level="4"><text:s/><text:tab/>Differences Mode</text:h>
      <text:p text:style-name="Text_20_body">When the differences mode is selected in the toolstrip, the graph window visualizes the differences between the result of the latest dependency analysis scan and the previous one.</text:p>
      <text:p text:style-name="Text_20_body">In this mode the dependencies that have not been changed are shown with the same color as in the normal dependency view. Dependencies <text:soft-page-break/>that were added in the last scan are shown with green arrows. Dependencies that were removed in the last scan are also added to the graph and shown as red arrows. All manual dependencies are shown normally.</text:p>
      <text:p text:style-name="Text_20_body">The graph remains interactive in the difference mode, and it's still possible to create or modify manual dependencies.</text:p>
      <text:h text:style-name="Heading_20_3" text:outline-level="3"><text:s/><text:tab/>External Dependencies</text:h>
      <text:p text:style-name="Text_20_body">After dependency analysis is run, files outside of the chosen source directories are marked as unspecified. Unspecified files can be found under Unspecified row in the graph. These files can be given a location by right clicking over the selected unspecified files to open a context menu. After selecting <text:span text:style-name="T3">Define as External</text:span> from the context menu, a dialog opens up where the user can specify the location of the file. After selecting the location of the file and applying changes by clicking <text:span text:style-name="T3">Ok</text:span> from the dialog, the previously unspecified file is now an external file. Now the file can be found under External row in the graph. External row can be found between the local dependency files and the unspecified dependencies.</text:p>
      <text:p text:style-name="Text_20_body">When the location has been specified for an external dependency, its right-click context menu will have two options: <text:span text:style-name="T3">Change location</text:span><text:span text:style-name="T2"> and </text:span><text:span text:style-name="T3">Reset</text:span><text:span text:style-name="T2">. The first option will work like specifying the location in the first place, and can be used to change the external dependency location. The reset option will remove the specified location from the dependency and place it under the Unspecified row.</text:span></text:p>
      <text:h text:style-name="Heading_20_3" text:outline-level="3"><text:s/><text:tab/>Settings</text:h>
      <text:p text:style-name="Text_20_body">The Kactus2 general settings dialog will be shown when the user clicks the "Settings" button of the main Kactus2 UI. The Dependency analysis tool's settings can then be viewed by selecting "Dependency analysis" on the left side of the dialog.</text:p>
      <text:p text:style-name="Text_20_body">TODO Joni-Matti: Pohdi!</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will be integrated into Kactus2. Since Qt is used as a common framework, the integration effort is minimal. The source code of the tool is added directly as a part of the main executable and the widget is instantiated in the component editor's files summary editor.</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ool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C++03 is used as the programming language for the tool. Since Kactus2 is currently GPL2, the tool will also be licensed under GPL2.</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ID</text:p>
          </table:table-cell>
          <table:table-cell table:style-name="Table3.A1" office:value-type="string">
            <text:p text:style-name="P9">Idea</text:p>
          </table:table-cell>
          <table:table-cell table:style-name="Table3.A1" office:value-type="string">
            <text:p text:style-name="P9">Date</text:p>
          </table:table-cell>
          <table:table-cell table:style-name="Table3.D1" office:value-type="string">
            <text:p text:style-name="P9">Who</text:p>
          </table:table-cell>
        </table:table-row>
        <table:table-row>
          <table:table-cell table:style-name="Table3.A2" office:value-type="string">
            <text:p text:style-name="Table_20_Contents">1</text:p>
          </table:table-cell>
          <table:table-cell table:style-name="Table3.A2" office:value-type="string">
            <text:p text:style-name="Table_20_Contents">Removing/blocking automatic dependencies.</text:p>
          </table:table-cell>
          <table:table-cell table:style-name="Table3.A2" office:value-type="string">
            <text:p text:style-name="Table_20_Contents">2012-11-01</text:p>
          </table:table-cell>
          <table:table-cell table:style-name="Table3.D2" office:value-type="string">
            <text:p text:style-name="Table_20_Contents">Mikko</text:p>
          </table:table-cell>
        </table:table-row>
        <table:table-row>
          <table:table-cell table:style-name="Table3.A2" office:value-type="string">
            <text:p text:style-name="Table_20_Contents">2</text:p>
          </table:table-cell>
          <table:table-cell table:style-name="Table3.A2" office:value-type="string">
            <text:p text:style-name="Table_20_Contents">The dependency difference view could be presented in a separate window instead of the in the place of normal dependency graph.</text:p>
          </table:table-cell>
          <table:table-cell table:style-name="Table3.A2" office:value-type="string">
            <text:p text:style-name="Table_20_Contents">2012-12-12</text:p>
          </table:table-cell>
          <table:table-cell table:style-name="Table3.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ID</text:p>
          </table:table-cell>
          <table:table-cell table:style-name="Table2.A1" office:value-type="string">
            <text:p text:style-name="P9">Idea</text:p>
          </table:table-cell>
          <table:table-cell table:style-name="Table2.A1" office:value-type="string">
            <text:p text:style-name="P9">Date</text:p>
          </table:table-cell>
          <table:table-cell table:style-name="Table2.D1" office:value-type="string">
            <text:p text:style-name="P9">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100%" fo:margin-left="2.501cm" fo:margin-right="0cm" fo:margin-top="0cm" fo:margin-bottom="0.42cm"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language-complex="ar" style:country-complex="S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8</text:p>
      </style:header>
      <style:footer>
        <text:p text:style-name="Footer">Modified: <text:modification-date style:data-style-name="N84">2013-01-16</text:modification-date><text:tab/><text:tab/><text:page-number text:select-page="current">23</text:page-number>/<text:page-count style:num-format="1">23</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3-01-16T10:02:43.69</dc:date>
    <dc:language>fi-FI</dc:language>
    <meta:editing-cycles>667</meta:editing-cycles>
    <meta:editing-duration>P1DT5H21M38S</meta:editing-duration>
    <meta:document-statistic meta:table-count="5" meta:image-count="2" meta:object-count="0" meta:page-count="23" meta:paragraph-count="321" meta:word-count="3909" meta:character-count="24683"/>
    <meta:user-defined meta:name="Info 1"/>
    <meta:user-defined meta:name="Info 2"/>
    <meta:user-defined meta:name="Info 3"/>
    <meta:user-defined meta:name="Info 4"/>
  </office:meta>
</office:document-meta>
</file>